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3b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2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1af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42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4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02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fb4ba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5e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42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b020d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081a8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225e4b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83bdc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fo:break-before="page" style:text-autospace="none"/>
      <style:text-properties fo:color="#000000" style:text-outline="false" style:text-line-through-style="none" style:text-line-through-type="none" style:font-name="Times New Roman" fo:font-size="12pt" fo:letter-spacing="normal" fo:font-style="normal" fo:text-shadow="none" style:text-underline-style="none" fo:font-weight="normal" officeooo:rsid="003bee55" officeooo:paragraph-rsid="001a4229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" style:family="text">
      <style:text-properties style:font-name="Times New Roman" fo:font-size="10pt" style:font-name-asian="Courier New" style:font-size-asian="10pt" style:font-name-complex="Courier New" style:font-size-complex="10pt"/>
    </style:style>
    <style:style style:name="T2" style:family="text">
      <style:text-properties style:font-name="Times New Roman" fo:font-size="10pt" officeooo:rsid="001a4229" style:font-name-asian="Courier New" style:font-size-asian="10pt" style:font-name-complex="Courier New" style:font-size-complex="10pt"/>
    </style:style>
    <style:style style:name="T3" style:family="text">
      <style:text-properties style:font-name="Times New Roman" fo:font-size="10pt" officeooo:rsid="001b020d" style:font-name-asian="Courier New" style:font-size-asian="10pt" style:font-name-complex="Courier New" style:font-size-complex="10pt"/>
    </style:style>
    <style:style style:name="T4" style:family="text">
      <style:text-properties style:font-name="Times New Roman" fo:font-size="10pt" officeooo:rsid="002081a8" style:font-name-asian="Courier New" style:font-size-asian="10pt" style:font-name-complex="Courier New" style:font-size-complex="10pt"/>
    </style:style>
    <style:style style:name="T5" style:family="text">
      <style:text-properties style:font-name="Times New Roman" fo:font-size="10pt" officeooo:rsid="00225e4b" style:font-name-asian="Courier New" style:font-size-asian="10pt" style:font-name-complex="Courier New" style:font-size-complex="10pt"/>
    </style:style>
    <style:style style:name="fr1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.0201in" fo:border="0.06pt solid #000000" style:shadow="none" draw:shadow-opacity="100%" draw:ole-draw-aspect="1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fo:padding="0in" fo:border="none" style:shadow="none" draw:shadow-opacity="100%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MathematicaFormatStandardForm"><text:span text:style-name="T1"><draw:frame draw:style-name="fr1" draw:name="Object240" text:anchor-type="as-char" svg:y="-0.2756in" svg:width="3.622in" svg:height="0.419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241" text:anchor-type="as-char" svg:y="-0.2339in" svg:width="1.8689in" svg:height="0.395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/text:span></text:p>
      <text:p text:style-name="P1"><text:span text:style-name="MathematicaFormatStandardForm"><text:span text:style-name="T1"><draw:frame draw:style-name="fr2" draw:name="Object242" text:anchor-type="as-char" svg:y="-0.2339in" svg:width="1.8902in" svg:height="0.3957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243" text:anchor-type="as-char" svg:y="-0.2228in" svg:width="4.3736in" svg:height="0.3846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244" text:anchor-type="as-char" svg:y="-0.2043in" svg:width="3.9083in" svg:height="0.365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245" text:anchor-type="as-char" svg:y="-0.2043in" svg:width="3.3272in" svg:height="0.3654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1" draw:name="Object246" text:anchor-type="as-char" svg:y="-0.4181in" svg:width="2.95in" svg:height="0.6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/text:p>
      <text:p text:style-name="P11"><text:span text:style-name="MathematicaFormatStandardForm"><text:span text:style-name="T1"><draw:frame draw:style-name="fr1" draw:name="Object2" text:anchor-type="as-char" svg:y="-0.2547in" svg:width="4.3972in" svg:height="0.4193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4" text:anchor-type="as-char" svg:y="-0.2339in" svg:width="1.8902in" svg:height="0.3957in" draw:z-index="8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<draw:frame draw:style-name="fr2" draw:name="Object5" text:anchor-type="as-char" svg:y="-0.2228in" svg:width="4.3736in" svg:height="0.3846in" draw:z-index="9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3" text:anchor-type="as-char" svg:y="-0.2043in" svg:width="5.1346in" svg:height="0.3654in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8" text:anchor-type="as-char" svg:y="-0.2043in" svg:width="4.0665in" svg:height="0.3654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9" text:anchor-type="as-char" svg:y="-0.228in" svg:width="3.5457in" svg:height="0.3898in" draw:z-index="12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2"><text:span text:style-name="MathematicaFormatStandardForm"><text:span text:style-name="T1"><draw:frame draw:style-name="fr2" draw:name="Object10" text:anchor-type="as-char" svg:y="-0.228in" svg:width="3.5457in" svg:height="0.3898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span></text:p>
      <text:p text:style-name="P2"><text:span text:style-name="MathematicaFormatStandardForm"><text:span text:style-name="T1"/></text:span></text:p>
      <text:p text:style-name="P3"><text:span text:style-name="MathematicaFormatStandardForm"><text:span text:style-name="T1"><draw:frame draw:style-name="fr2" draw:name="Object11" text:anchor-type="as-char" svg:y="-0.2228in" svg:width="3.7984in" svg:height="0.3846in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span></text:p>
      <text:p text:style-name="P1"><text:span text:style-name="MathematicaFormatStandardForm"><text:span text:style-name="T1"/></text:span></text:p>
      <text:p text:style-name="P1"><text:span text:style-name="MathematicaFormatStandardForm"><text:span text:style-name="T1">...</text:span></text:span></text:p>
      <text:p text:style-name="P1"><text:span text:style-name="MathematicaFormatStandardForm"><text:span text:style-name="T1"/></text:span></text:p>
      <text:p text:style-name="P7"><text:span text:style-name="MathematicaFormatStandardForm"><text:span text:style-name="T2">Because</text:span></text:span><text:span text:style-name="MathematicaFormatStandardForm"><text:span text:style-name="T1"><draw:frame draw:style-name="fr2" draw:name="Object1" text:anchor-type="as-char" svg:y="-0.2228in" svg:width="4.5409in" svg:height="0.3846in" draw:z-index="15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span></text:p>
      <text:p text:style-name="P7"><text:span text:style-name="MathematicaFormatStandardForm"><text:span text:style-name="T2">when Re(s+x) &gt; 0 and Re(s+y) &gt; 0 and <text:s/>c-s &lt; 0, it might be reasonable to assume similar bounds for this sum.</text:span></text:span></text:p>
      <text:p text:style-name="P7"><text:span text:style-name="MathematicaFormatStandardForm"><text:span text:style-name="T2"/></text:span></text:p>
      <text:p text:style-name="P12"><text:span text:style-name="MathematicaFormatStandardForm"><text:span text:style-name="T2">Now start with our previous identity. <text:s/></text:span></text:span></text:p>
      <text:p text:style-name="P3"><text:span text:style-name="MathematicaFormatStandardForm"><text:span text:style-name="T2"/></text:span></text:p>
      <text:p text:style-name="P3"><text:span text:style-name="MathematicaFormatStandardForm"><text:span text:style-name="T1"><draw:frame draw:style-name="fr2" draw:name="Object7" text:anchor-type="as-char" svg:y="-0.2547in" svg:width="4.3555in" svg:height="0.378in" draw:z-index="1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span></text:p>
      <text:p text:style-name="P3"><text:span text:style-name="MathematicaFormatStandardForm"><text:span text:style-name="T2"/></text:span></text:p>
      <text:p text:style-name="P7"><text:span text:style-name="MathematicaFormatStandardForm"><text:span text:style-name="T2">Set y = 0, and x = 1-2s</text:span></text:span><text:span text:style-name="MathematicaFormatStandardForm"><text:span text:style-name="T3">.</text:span></text:span></text:p>
      <text:p text:style-name="P3"><text:span text:style-name="MathematicaFormatStandardForm"><text:span text:style-name="T1"/></text:span></text:p>
      <text:p text:style-name="P3"><text:span text:style-name="MathematicaFormatStandardForm"><text:span text:style-name="T1"><draw:frame draw:style-name="fr2" draw:name="Object6" text:anchor-type="as-char" svg:y="-0.2339in" svg:width="3.6508in" svg:height="0.378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span></text:p>
      <text:p text:style-name="P3"><text:span text:style-name="MathematicaFormatStandardForm"><text:span text:style-name="T1"/></text:span></text:p>
      <text:p text:style-name="P8"><text:span text:style-name="MathematicaFormatStandardForm"><text:span text:style-name="T3">Now, </text:span></text:span></text:p>
      <text:p text:style-name="P4"><text:span text:style-name="MathematicaFormatStandardForm"><text:span text:style-name="T3"/></text:span></text:p>
      <text:p text:style-name="P4"><text:span text:style-name="MathematicaFormatStandardForm"><text:span text:style-name="T1"><draw:frame draw:style-name="fr2" draw:name="Object13" text:anchor-type="as-char" svg:y="-0.2374in" svg:width="1.6744in" svg:height="0.3626in" draw:z-index="18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span></text:p>
      <text:p text:style-name="P4"><text:span text:style-name="MathematicaFormatStandardForm"><text:span text:style-name="T1"/></text:span></text:p>
      <text:p text:style-name="P8"><text:span text:style-name="MathematicaFormatStandardForm"><text:span text:style-name="T3">and </text:span></text:span></text:p>
      <text:p text:style-name="P5"><text:span text:style-name="MathematicaFormatStandardForm"><text:span text:style-name="T1"><draw:frame draw:style-name="fr2" draw:name="Object12" text:anchor-type="as-char" svg:y="-0.2083in" svg:width="1.3827in" svg:height="0.3374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span></text:p>
      <text:p text:style-name="P9"><text:span text:style-name="MathematicaFormatStandardForm"><text:span text:style-name="T4"/></text:span></text:p>
      <text:p text:style-name="P9"><text:span text:style-name="MathematicaFormatStandardForm"><text:span text:style-name="T4">so</text:span></text:span></text:p>
      <text:p text:style-name="P9"><text:span text:style-name="MathematicaFormatStandardForm"><text:span text:style-name="T4"/></text:span></text:p>
      <text:p text:style-name="P6"><text:span text:style-name="MathematicaFormatStandardForm"><text:span text:style-name="T1"><draw:frame draw:style-name="fr2" draw:name="Object14" text:anchor-type="as-char" svg:y="-0.2339in" svg:width="3.9575in" svg:height="0.378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span></text:p>
      <text:p text:style-name="P6"><text:span text:style-name="MathematicaFormatStandardForm"><text:span text:style-name="T1"/></text:span></text:p>
      <text:p text:style-name="P10"><text:span text:style-name="MathematicaFormatStandardForm"><text:span text:style-name="T5">Multiply out</text:span></text:span></text:p>
      <text:p text:style-name="P10"><text:span text:style-name="MathematicaFormatStandardForm"><text:span text:style-name="T4"/></text:span></text:p>
      <text:p text:style-name="P6"><text:span text:style-name="MathematicaFormatStandardForm"><text:span text:style-name="T1"><draw:frame draw:style-name="fr2" draw:name="Object15" text:anchor-type="as-char" svg:y="-0.2339in" svg:width="4.6319in" svg:height="0.378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/text:span></text:p>
      <text:p text:style-name="P10"><text:span text:style-name="MathematicaFormatStandardForm"><text:span text:style-name="T4"/></text:span></text:p>
      <text:p text:style-name="P10"><text:span text:style-name="MathematicaFormatStandardForm"><text:span text:style-name="T5">Rearrange terms to isolate zetas</text:span></text:span></text:p>
      <text:p text:style-name="P10"><text:span text:style-name="MathematicaFormatStandardForm"><text:span text:style-name="T4"/></text:span></text:p>
      <text:p text:style-name="P6"><text:span text:style-name="MathematicaFormatStandardForm"><text:span text:style-name="T1"><draw:frame draw:style-name="fr2" draw:name="Object16" text:anchor-type="as-char" svg:y="-0.2339in" svg:width="4.6319in" svg:height="0.378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span></text:p>
      <text:p text:style-name="P10"><text:span text:style-name="MathematicaFormatStandardForm"><text:span text:style-name="T4"/></text:span></text:p>
      <text:p text:style-name="P10"><text:span text:style-name="MathematicaFormatStandardForm"><text:span text:style-name="T5">Now factor out zeta</text:span></text:span></text:p>
      <text:p text:style-name="P10"><text:span text:style-name="MathematicaFormatStandardForm"><text:span text:style-name="T4"/></text:span></text:p>
      <text:p text:style-name="P6"><text:span text:style-name="MathematicaFormatStandardForm"><text:span text:style-name="T1"><draw:frame draw:style-name="fr2" draw:name="Object17" text:anchor-type="as-char" svg:y="-0.2339in" svg:width="4.461in" svg:height="0.378in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span></text:p>
      <text:p text:style-name="P10"><text:span text:style-name="MathematicaFormatStandardForm"><text:span text:style-name="T4"/></text:span></text:p>
      <text:p text:style-name="P10"><text:span text:style-name="MathematicaFormatStandardForm"><text:span text:style-name="T5">Add non-zeta terms to both side of the equation</text:span></text:span></text:p>
      <text:p text:style-name="P10"><text:span text:style-name="MathematicaFormatStandardForm"><text:span text:style-name="T4"/></text:span></text:p>
      <text:p text:style-name="P6"><text:span text:style-name="MathematicaFormatStandardForm"><text:span text:style-name="T1"><draw:frame draw:style-name="fr2" draw:name="Object18" text:anchor-type="as-char" svg:y="-0.2339in" svg:width="4.2508in" svg:height="0.378in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>Divide non-zeta terms from left side of equation and move limit</text:span></text:span></text:p>
      <text:p text:style-name="P10"><text:span text:style-name="MathematicaFormatStandardForm"><text:span text:style-name="T5"/></text:span></text:p>
      <text:p text:style-name="P6"><text:span text:style-name="MathematicaFormatStandardForm"><text:span text:style-name="T1"><draw:frame draw:style-name="fr2" draw:name="Object19" text:anchor-type="as-char" svg:y="-0.428in" svg:width="2.589in" svg:height="0.7354in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/text:span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/></text:span></text:p>
      <text:p text:style-name="P10"><text:span text:style-name="MathematicaFormatStandardForm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MathematicaFormatStandardForm" style:family="text">
      <style:text-properties style:font-name="Courier" fo:font-family="Courier" style:font-family-generic="modern" style:font-pitch="fixed" style:font-name-asian="Courier" style:font-family-asian="Courier" style:font-family-generic-asian="modern" style:font-pitch-asian="fixed" style:font-name-complex="Courier" style:font-family-complex="Courier" style:font-family-generic-complex="modern" style:font-pitch-complex="fixe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08:57:04.973000000</meta:creation-date>
    <dc:date>2015-12-07T15:14:16.426000000</dc:date>
    <meta:editing-duration>PT4H57M56S</meta:editing-duration>
    <meta:editing-cycles>6</meta:editing-cycles>
    <meta:generator>LibreOffice/5.0.0.5$Windows_x86 LibreOffice_project/1b1a90865e348b492231e1c451437d7a15bb262b</meta:generator>
    <meta:document-statistic meta:table-count="0" meta:image-count="0" meta:object-count="26" meta:page-count="3" meta:paragraph-count="38" meta:word-count="73" meta:character-count="365" meta:non-whitespace-character-count="300"/>
  </office:meta>
</office:document-meta>
</file>

<file path=Object 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i>s</mi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  <mrow>
            <munderover>
              <mo stretchy="false">∫</mo>
              <msup>
                <mi>n</mi>
                <mtext>+</mtext>
              </msup>
              <mi mathvariant="normal">∞</mi>
            </munderover>
            <mfrac>
              <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row>
                          <mo fence="true" stretchy="false">(</mo>
                          <mrow>
                            <mrow>
                              <mn>1</mn>
                              <mo stretchy="false">+</mo>
                              <mfrac>
                                <mi>x</mi>
                                <mi>s</mi>
                              </mfrac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n>1</mn>
                            <mo stretchy="false">+</mo>
                            <mfrac>
                              <mi>x</mi>
                              <mrow>
                                <mi>s</mi>
                                <mo stretchy="false">−</mo>
                                <mn>1</mn>
                              </mrow>
                            </mfrac>
                          </mrow>
                        </mrow>
                        <mo fence="true" stretchy="false">)</mo>
                      </mrow>
                      <msup>
                        <mrow>
                          <mo fence="true" stretchy="false">(</mo>
                          <mrow>
                            <mfrac>
                              <mi>n</mi>
                              <mi>t</mi>
                            </mfrac>
                          </mrow>
                          <mo fence="true" stretchy="false">)</mo>
                        </mrow>
                        <mi>x</mi>
                      </msup>
                    </mrow>
                  </mrow>
                  <mo fence="true" stretchy="false">)</mo>
                </mrow>
                <mtext>{</mtext>
                <mi>t</mi>
                <mtext>}</mtext>
              </mrow>
              <msup>
                <mi>t</mi>
                <mrow>
                  <mi>s</mi>
                  <mo stretchy="false">+</mo>
                  <mn>1</mn>
                </mrow>
              </msup>
            </mfrac>
          </mrow>
          <mi mathvariant="italic">dt</mi>
        </mrow>
        <mo stretchy="false">=</mo>
        <mn>0</mn>
      </mrow>
    </mrow>
    <annotation encoding="StarMath 5.0">lim from {n rightarrow infinity }{ }{ s(1-s) int from n^"+" to infinity {{(1-(1+x over s)(1 + x over {s-1})(n over t)^x)"{"t"}"} over {t^{s+1}}}  dt }
 = 0</annotation>
  </semantics>
</math>
</file>

<file path=Object 10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o fence="true" stretchy="false">(</mo>
            <mrow>
              <mrow>
                <mrow>
                  <msup>
                    <mi>n</mi>
                    <mrow>
                      <mn>1</mn>
                      <mo stretchy="false">−</mo>
                      <mi>s</mi>
                      <mo stretchy="false">+</mo>
                      <mi>c</mi>
                    </mrow>
                  </msup>
                  <mo stretchy="false">−</mo>
                  <msup>
                    <mi>n</mi>
                    <mrow>
                      <mi>c</mi>
                      <mo stretchy="false">+</mo>
                      <mi>y</mi>
                    </mrow>
                  </msup>
                </mrow>
                <mrow>
                  <mo fence="true" stretchy="false">(</mo>
                  <mrow>
                    <mrow>
                      <mn>1</mn>
                      <mo stretchy="false">−</mo>
                      <mi>s</mi>
                      <mo stretchy="false">−</mo>
                      <mi>y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row>
                  <munderover>
                    <mo stretchy="false">∫</mo>
                    <msup>
                      <mi>n</mi>
                      <mtext>+</mtext>
                    </msup>
                    <mi mathvariant="normal">∞</mi>
                  </munderover>
                  <mfrac>
                    <mrow>
                      <mtext>{</mtext>
                      <mi>t</mi>
                      <mtext>}</mtext>
                    </mrow>
                    <msup>
                      <mi>t</mi>
                      <mrow>
                        <mi>s</mi>
                        <mo stretchy="false">+</mo>
                        <mi>y</mi>
                        <mo stretchy="false">+</mo>
                        <mn>1</mn>
                      </mrow>
                    </msup>
                  </mfrac>
                </mrow>
                <mi mathvariant="italic">dt</mi>
              </mrow>
            </mrow>
            <mo fence="true" stretchy="false">)</mo>
          </mrow>
          <mo stretchy="false">−</mo>
          <mrow>
            <mo fence="true" stretchy="false">(</mo>
            <mrow>
              <mrow>
                <mrow>
                  <msup>
                    <mi>n</mi>
                    <mrow>
                      <mn>1</mn>
                      <mo stretchy="false">−</mo>
                      <mi>s</mi>
                      <mo stretchy="false">+</mo>
                      <mi>c</mi>
                    </mrow>
                  </msup>
                  <mo stretchy="false">−</mo>
                  <msup>
                    <mi>n</mi>
                    <mrow>
                      <mi>c</mi>
                      <mo stretchy="false">+</mo>
                      <mi>x</mi>
                    </mrow>
                  </msup>
                </mrow>
                <mrow>
                  <mo fence="true" stretchy="false">(</mo>
                  <mrow>
                    <mrow>
                      <mn>1</mn>
                      <mo stretchy="false">−</mo>
                      <mi>s</mi>
                      <mo stretchy="false">−</mo>
                      <mi>x</mi>
                    </mrow>
                  </mrow>
                  <mo fence="true" stretchy="false">)</mo>
                </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row>
                  <munderover>
                    <mo stretchy="false">∫</mo>
                    <msup>
                      <mi>n</mi>
                      <mtext>+</mtext>
                    </msup>
                    <mi mathvariant="normal">∞</mi>
                  </munderover>
                  <mfrac>
                    <mrow>
                      <mtext>{</mtext>
                      <mi>t</mi>
                      <mtext>}</mtext>
                    </mrow>
                    <msup>
                      <mi>t</mi>
                      <mrow>
                        <mi>s</mi>
                        <mo stretchy="false">+</mo>
                        <mi>x</mi>
                        <mo stretchy="false">+</mo>
                        <mn>1</mn>
                      </mrow>
                    </msup>
                  </mfrac>
                </mrow>
                <mi mathvariant="italic">dt</mi>
              </mrow>
            </mrow>
            <mo fence="true" stretchy="false">)</mo>
          </mrow>
        </mrow>
        <mo stretchy="false">=</mo>
        <mn>0</mn>
      </mrow>
    </mrow>
    <annotation encoding="StarMath 5.0">lim from {n rightarrow infinity }{ }

({{n^{1-s+c}}
-
n^{c+y}(1-s-y)(s+y) int from n^"+" to infinity {{"{"t"}"} over {t^{s+y+1}}}  dt })

-

({{n^{1-s+c}}
-n^{c+x}(1-s-x)(s+x) int from n^"+" to infinity {{"{"t"}"} over {t^{s+x+1}}}  dt }) = 0</annotation>
  </semantics>
</math>
</file>

<file path=Object 11/content.xml><?xml version="1.0" encoding="utf-8"?>
<math xmlns="http://www.w3.org/1998/Math/MathML" display="block">
  <semantics>
    <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row>
                <mo stretchy="false">−</mo>
                <mi>s</mi>
              </mrow>
            </msup>
          </mrow>
        </mrow>
        <mo stretchy="false">=</mo>
        <mrow>
          <mrow>
            <mfrac>
              <msup>
                <mi>n</mi>
                <mrow>
                  <mn>1</mn>
                  <mo stretchy="false">−</mo>
                  <mi>s</mi>
                </mrow>
              </msup>
              <mrow>
                <mi>s</mi>
                <mo stretchy="false">−</mo>
                <mn>1</mn>
              </mrow>
            </mfrac>
            <mo stretchy="false">−</mo>
            <mi>s</mi>
          </mrow>
          <mrow>
            <munderover>
              <mo stretchy="false">∫</mo>
              <msup>
                <mi>n</mi>
                <mtext>+</mtext>
              </msup>
              <mi mathvariant="normal">∞</mi>
            </munderover>
            <mfrac>
              <mrow>
                <mtext>{</mtext>
                <mi>t</mi>
                <mtext>}</mtext>
              </mrow>
              <msup>
                <mi>t</mi>
                <mrow>
                  <mi>s</mi>
                  <mo stretchy="false">+</mo>
                  <mn>1</mn>
                </mrow>
              </msup>
            </mfrac>
          </mrow>
          <mi mathvariant="italic">dt</mi>
        </mrow>
      </mrow>
    </mrow>
    <annotation encoding="StarMath 5.0">%zeta( s ) - sum from j = 1 to n j^-s = { {n^{1-s}}over{s-1}- s int from n^"+" to infinity {{"{"t"}"} over {t^{s+1}}}  dt }</annotation>
  </semantics>
</math>
</file>

<file path=Object 1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frac>
                  <msup>
                    <mi>n</mi>
                    <mrow>
                      <mn>1</mn>
                      <mo stretchy="false">−</mo>
                      <mi>s</mi>
                    </mrow>
                  </msup>
                  <mrow>
                    <mi>s</mi>
                    <mo stretchy="false">−</mo>
                    <mn>1</mn>
                  </mrow>
                </mfrac>
                <mo stretchy="false">−</mo>
                <mi>s</mi>
              </mrow>
              <mrow>
                <munderover>
                  <mo stretchy="false">∫</mo>
                  <msup>
                    <mi>n</mi>
                    <mtext>+</mtext>
                  </msup>
                  <mi mathvariant="normal">∞</mi>
                </munderover>
                <mfrac>
                  <mrow>
                    <mtext>{</mtext>
                    <mi>t</mi>
                    <mtext>}</mtext>
                  </mrow>
                  <msup>
                    <mi>t</mi>
                    <mrow>
                      <mi>s</mi>
                      <mo stretchy="false">+</mo>
                      <mn>1</mn>
                    </mrow>
                  </msup>
                </mfrac>
              </mrow>
              <mi mathvariant="italic">dt</mi>
            </mrow>
          </mrow>
          <mo fence="true" stretchy="false">)</mo>
        </mrow>
        <mo stretchy="false">+</mo>
        <mrow>
          <mo fence="true" stretchy="false">(</mo>
          <mrow>
            <mrow>
              <mi>s</mi>
              <mo stretchy="false">−</mo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row>
                <mfrac>
                  <msup>
                    <mi>n</mi>
                    <mrow>
                      <mn>1</mn>
                      <mo stretchy="false">−</mo>
                      <mi>s</mi>
                      <mo stretchy="false">−</mo>
                      <mi>x</mi>
                    </mrow>
                  </msup>
                  <mrow>
                    <mi>s</mi>
                    <mo stretchy="false">+</mo>
                    <mi>x</mi>
                    <mo stretchy="false">−</mo>
                    <mn>1</mn>
                  </mrow>
                </mfrac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</mrow>
              <mrow>
                <munderover>
                  <mo stretchy="false">∫</mo>
                  <msup>
                    <mi>n</mi>
                    <mtext>+</mtext>
                  </msup>
                  <mi mathvariant="normal">∞</mi>
                </munderover>
                <mfrac>
                  <mrow>
                    <mtext>{</mtext>
                    <mi>t</mi>
                    <mtext>}</mtext>
                  </mrow>
                  <msup>
                    <mi>t</mi>
                    <mrow>
                      <mi>s</mi>
                      <mo stretchy="false">+</mo>
                      <mi>x</mi>
                      <mo stretchy="false">+</mo>
                      <mn>1</mn>
                    </mrow>
                  </msup>
                </mfrac>
              </mrow>
              <mi mathvariant="italic">dt</mi>
            </mrow>
          </mrow>
          <mo fence="true" stretchy="false">)</mo>
        </mrow>
        <mo stretchy="false">=</mo>
        <mn>0</mn>
      </mrow>
    </mrow>
    <annotation encoding="StarMath 5.0">lim from {n rightarrow infinity }{ }(1-s)
({ {n^{1-s}}over{s-1}- s int from n^"+" to infinity {{"{"t"}"} over {t^{s+1}}}  dt })+(s-1+x)( n^x)({ {n^{1-s-x}}over{s+x-1}- (s+x) int from n^"+" to infinity {{"{"t"}"} over {t^{s+x+1}}}  dt }) = 0</annotation>
  </semantics>
</math>
</file>

<file path=Object 1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c</mi>
      </msup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row>
            <mrow>
              <mi>c</mi>
              <mo stretchy="false">−</mo>
              <mn>1</mn>
              <mo stretchy="false">+</mo>
              <mn>2</mn>
            </mrow>
            <mi>s</mi>
          </mrow>
        </msup>
      </mrow>
      <mrow>
        <mo fence="true" stretchy="false">(</mo>
        <mrow>
          <mrow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n>1</mn>
                      <mo stretchy="false">−</mo>
                      <mi>s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n>1</mn>
                        <mo stretchy="false">−</mo>
                        <mi>s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c(1-s)(%zeta( s )-sum from j = 1 to n {1 over j^{s}})

-

n^{c-1+2s}(-s)(%zeta( 1-s )-sum from j = 1 to n {1 over j^{1-s}}) = 0</annotation>
  </semantics>
</math>
</file>

<file path=Object 1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row>
          <mi>c</mi>
          <mo stretchy="false">+</mo>
          <mi>y</mi>
        </mrow>
      </msup>
      <mrow>
        <mo fence="true" stretchy="false">(</mo>
        <mrow>
          <mrow>
            <mn>1</mn>
            <mo stretchy="false">−</mo>
            <mi>s</mi>
            <mo stretchy="false">−</mo>
            <mi>y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row>
            <mi>c</mi>
            <mo stretchy="false">+</mo>
            <mi>x</mi>
          </mrow>
        </msup>
      </mrow>
      <mrow>
        <mo fence="true" stretchy="false">(</mo>
        <mrow>
          <mrow>
            <mn>1</mn>
            <mo stretchy="false">−</mo>
            <mi>s</mi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{c+y}(1-s-y)(%zeta( s+y )-sum from j = 1 to n {1 over j^{s+y}})

-

n^{c+x}(1-s-x)(%zeta( s+x )-sum from j = 1 to n {1 over j^{s+x}}) = 0</annotation>
  </semantics>
</math>
</file>

<file path=Object 1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sup>
              <mi>n</mi>
              <mrow>
                <mi>c</mi>
                <mo stretchy="false">+</mo>
                <mi>y</mi>
              </mrow>
            </msup>
            <mrow>
              <mo fence="true" stretchy="false">(</mo>
              <mrow>
                <mrow>
                  <mn>1</mn>
                  <mo stretchy="false">−</mo>
                  <mi>s</mi>
                  <mo stretchy="false">−</mo>
                  <mi>y</mi>
                </mrow>
              </mrow>
              <mo fence="true" stretchy="false">)</mo>
            </mrow>
            <mrow>
              <mo fence="true" stretchy="false">(</mo>
              <mrow>
                <mrow>
                  <mi>s</mi>
                  <mo stretchy="false">+</mo>
                  <mi>y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i>y</mi>
                    <mo stretchy="false">+</mo>
                    <mn>1</mn>
                  </mrow>
                </msup>
              </mfrac>
            </mrow>
            <mi mathvariant="italic">dt</mi>
          </mrow>
          <mo stretchy="false">−</mo>
          <mrow>
            <msup>
              <mi>n</mi>
              <mrow>
                <mi>c</mi>
                <mo stretchy="false">+</mo>
                <mi>x</mi>
              </mrow>
            </msup>
            <mrow>
              <mo fence="true" stretchy="false">(</mo>
              <mrow>
                <mrow>
                  <mn>1</mn>
                  <mo stretchy="false">−</mo>
                  <mi>s</mi>
                  <mo stretchy="false">−</mo>
                  <mi>x</mi>
                </mrow>
              </mrow>
              <mo fence="true" stretchy="false">)</mo>
            </mrow>
            <mrow>
              <mo fence="true" stretchy="false">(</mo>
              <mrow>
                <mrow>
                  <mi>s</mi>
                  <mo stretchy="false">+</mo>
                  <mi>x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i>x</mi>
                    <mo stretchy="false">+</mo>
                    <mn>1</mn>
                  </mrow>
                </msup>
              </mfrac>
            </mrow>
            <mi mathvariant="italic">dt</mi>
          </mrow>
        </mrow>
        <mo stretchy="false">=</mo>
        <mn>0</mn>
      </mrow>
    </mrow>
    <annotation encoding="StarMath 5.0">lim from {n rightarrow infinity }{ }

{n^{c+y}(1-s-y)(s+y) int from n^"+" to infinity {{"{"t"}"} over {t^{s+y+1}}}  dt }

-

{
n^{c+x}(1-s-x)(s+x) int from n^"+" to infinity {{"{"t"}"} over {t^{s+x+1}}}  dt } = 0</annotation>
  </semantics>
</math>
</file>

<file path=Object 1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row>
                <mo fence="true" stretchy="false">(</mo>
                <mrow>
                  <mrow>
                    <mfrac>
                      <mrow>
                        <msup>
                          <mi>n</mi>
                          <mrow>
                            <mi>c</mi>
                            <mo stretchy="false">+</mo>
                            <mi>y</mi>
                          </mrow>
                        </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  <mo stretchy="false">−</mo>
                              <mi>y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s</mi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</mrow>
                      <msup>
                        <mi>t</mi>
                        <mrow>
                          <mi>s</mi>
                          <mo stretchy="false">+</mo>
                          <mi>y</mi>
                          <mo stretchy="false">+</mo>
                          <mn>1</mn>
                        </mrow>
                      </msup>
                    </mfrac>
                    <mo stretchy="false">−</mo>
                    <mfrac>
                      <mrow>
                        <msup>
                          <mi>n</mi>
                          <mrow>
                            <mi>c</mi>
                            <mo stretchy="false">+</mo>
                            <mi>x</mi>
                          </mrow>
                        </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s</mi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</mrow>
                      <msup>
                        <mi>t</mi>
                        <mrow>
                          <mi>s</mi>
                          <mo stretchy="false">+</mo>
                          <mi>x</mi>
                          <mo stretchy="false">+</mo>
                          <mn>1</mn>
                        </mrow>
                      </msup>
                    </mfrac>
                  </mrow>
                </mrow>
                <mo fence="true" stretchy="false">)</mo>
              </mrow>
            </mrow>
            <mo stretchy="false">⋅</mo>
            <mrow>
              <mtext>{</mtext>
              <mi>t</mi>
              <mtext>}</mtext>
            </mrow>
          </mrow>
          <mi mathvariant="italic">dt</mi>
        </mrow>
        <mo stretchy="false">=</mo>
        <mn>0</mn>
      </mrow>
    </mrow>
    <annotation encoding="StarMath 5.0">lim from {n rightarrow infinity }{ }

{ int from n^"+" to infinity ({{n^{c+y}(1-s-y)(s+y)} over {t^{s+y+1}}}-{{n^{c+x}(1-s-x)(s+x)} over {t^{s+x+1}}}) cdot {"{"t"}"}  dt }

= 0</annotation>
  </semantics>
</math>
</file>

<file path=Object 1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row>
                <mo fence="true" stretchy="false">(</mo>
                <mrow>
                  <mrow>
                    <mfrac>
                      <mrow>
                        <msup>
                          <mi>n</mi>
                          <mrow>
                            <mi>c</mi>
                            <mo stretchy="false">+</mo>
                            <mi>y</mi>
                          </mrow>
                        </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  <mo stretchy="false">−</mo>
                              <mi>y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s</mi>
                              <mo stretchy="false">+</mo>
                              <mi>y</mi>
                            </mrow>
                          </mrow>
                          <mo fence="true" stretchy="false">)</mo>
                        </mrow>
                      </mrow>
                      <msup>
                        <mi>t</mi>
                        <mrow>
                          <mi>s</mi>
                          <mo stretchy="false">+</mo>
                          <mi>y</mi>
                          <mo stretchy="false">+</mo>
                          <mn>1</mn>
                        </mrow>
                      </msup>
                    </mfrac>
                    <mo stretchy="false">−</mo>
                    <mfrac>
                      <mrow>
                        <msup>
                          <mi>n</mi>
                          <mrow>
                            <mi>c</mi>
                            <mo stretchy="false">+</mo>
                            <mi>x</mi>
                          </mrow>
                        </msup>
                        <mrow>
                          <mo fence="true" stretchy="false">(</mo>
                          <mrow>
                            <mrow>
                              <mn>1</mn>
                              <mo stretchy="false">−</mo>
                              <mi>s</mi>
                              <mo stretchy="false">−</mo>
                              <mi>x</mi>
                            </mrow>
                          </mrow>
                          <mo fence="true" stretchy="false">)</mo>
                        </mrow>
                        <mrow>
                          <mo fence="true" stretchy="false">(</mo>
                          <mrow>
                            <mrow>
                              <mi>s</mi>
                              <mo stretchy="false">+</mo>
                              <mi>x</mi>
                            </mrow>
                          </mrow>
                          <mo fence="true" stretchy="false">)</mo>
                        </mrow>
                      </mrow>
                      <msup>
                        <mi>t</mi>
                        <mrow>
                          <mi>s</mi>
                          <mo stretchy="false">+</mo>
                          <mi>x</mi>
                          <mo stretchy="false">+</mo>
                          <mn>1</mn>
                        </mrow>
                      </msup>
                    </mfrac>
                  </mrow>
                </mrow>
                <mo fence="true" stretchy="false">)</mo>
              </mrow>
            </mrow>
            <mo stretchy="false">⋅</mo>
            <mrow>
              <mtext>{</mtext>
              <mi>t</mi>
              <mtext>}</mtext>
            </mrow>
          </mrow>
          <mi mathvariant="italic">dt</mi>
        </mrow>
        <mo stretchy="false">=</mo>
        <mn>0</mn>
      </mrow>
    </mrow>
    <annotation encoding="StarMath 5.0">lim from {n rightarrow infinity }{ }

{ int from n^"+" to infinity ({{n^{c+y}(1-s-y)(s+y)} over {t^{s+y+1}}}-{{n^{c+x}(1-s-x)(s+x)} over {t^{s+x+1}}}) cdot {"{"t"}"}  dt }

= 0</annotation>
  </semantics>
</math>
</file>

<file path=Object 1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sup>
                  <mi>n</mi>
                  <mi>c</mi>
                </msup>
                <msup>
                  <mi>t</mi>
                  <mrow>
                    <mi>s</mi>
                    <mo stretchy="false">+</mo>
                    <mn>1</mn>
                  </mrow>
                </msup>
              </mfrac>
            </mrow>
            <mo stretchy="false">⋅</mo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t</mi>
                          </mfrac>
                        </mrow>
                        <mo fence="true" stretchy="false">)</mo>
                      </mrow>
                      <mi>y</mi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  <mo stretchy="false">−</mo>
                          <mi>y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s</mi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t</mi>
                          </mfrac>
                        </mrow>
                        <mo fence="true" stretchy="false">)</mo>
                      </mrow>
                      <mi>x</mi>
                    </m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i>x</mi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  <mo stretchy="false">⋅</mo>
            <mrow>
              <mtext>{</mtext>
              <mi>t</mi>
              <mtext>}</mtext>
            </mrow>
          </mrow>
          <mi mathvariant="italic">dt</mi>
        </mrow>
        <mo stretchy="false">=</mo>
        <mn>0</mn>
      </mrow>
    </mrow>
    <annotation encoding="StarMath 5.0">lim from {n rightarrow infinity }{ }

{ int from n^"+" to infinity {n^c over {t^{s+1}}} cdot ({{(n over t)^{y}(1-s-y)(s+y)} }-{(n over t)^{x}{(1-s-x)(s+x)}}) cdot {"{"t"}"}  dt }

= 0</annotation>
  </semantics>
</math>
</file>

<file path=Object 19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row>
              <mn>1</mn>
              <mo stretchy="false">−</mo>
              <mi>s</mi>
            </mrow>
          </mrow>
          <mo fence="true" stretchy="false">)</mo>
        </mrow>
        <mo stretchy="false">=</mo>
        <mfrac>
          <mrow>
            <mi mathvariant="normal">α</mi>
            <mrow>
              <mo fence="true" stretchy="false">(</mo>
              <mrow>
                <mi>s</mi>
              </mrow>
              <mo fence="true" stretchy="false">)</mo>
            </mrow>
          </mrow>
          <mrow>
            <mi mathvariant="normal">α</mi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</mrow>
        </mfrac>
      </mrow>
      <mi mathvariant="normal">ζ</mi>
      <mrow>
        <mo fence="true" stretchy="false">(</mo>
        <mrow>
          <mi>s</mi>
        </mrow>
        <mo fence="true" stretchy="false">)</mo>
      </mrow>
    </mrow>
    <annotation encoding="StarMath 5.0">%zeta(1-s) = { {%alpha(s)}over{%alpha(1-s)} }%zeta( s )</annotation>
  </semantics>
</math>
</file>

<file path=Object 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+</mo>
        <mrow>
          <mo fence="true" stretchy="false">(</mo>
          <mrow>
            <mrow>
              <mi>s</mi>
              <mo stretchy="false">−</mo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(1-s)(%zeta( s )-sum from j = 1 to n {1 over j^s})+(s-1+x)( n^x)(%zeta( s+x )-sum from j = 1 to n {1 over j^{s+x}}) = 0</annotation>
  </semantics>
</math>
</file>

<file path=Object 20/content.xml><?xml version="1.0" encoding="utf-8"?>
<math xmlns="http://www.w3.org/1998/Math/MathML" display="block">
  <semantics>
    <mrow>
      <mi mathvariant="normal">α</mi>
      <mrow>
        <mrow>
          <mo fence="true" stretchy="false">(</mo>
          <mrow>
            <mi>s</mi>
          </mrow>
          <mo fence="true" stretchy="false">)</mo>
        </mrow>
        <mo stretchy="false">=</mo>
        <mrow>
          <mo stretchy="false">−</mo>
          <mfrac>
            <mn>1</mn>
            <mn>2</mn>
          </mfrac>
        </mrow>
      </mrow>
      <msup>
        <mi mathvariant="normal">π</mi>
        <mrow>
          <mo stretchy="false">−</mo>
          <mfrac>
            <mi>s</mi>
            <mn>2</mn>
          </mfrac>
        </mrow>
      </msup>
      <mi mathvariant="normal">Γ</mi>
      <mrow>
        <mrow>
          <mo fence="true" stretchy="false">(</mo>
          <mrow>
            <mfrac>
              <mi>s</mi>
              <mn>2</mn>
            </mfrac>
          </mrow>
          <mo fence="true" stretchy="false">)</mo>
        </mrow>
        <mo stretchy="false">⋅</mo>
        <mi>s</mi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</mrow>
    <annotation encoding="StarMath 5.0">%alpha(s) = - {1 over 2} %pi^{ -{s over 2} }%GAMMA( s over 2 ) cdot s( 1-s )</annotation>
  </semantics>
</math>
</file>

<file path=Object 21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c</mi>
      </msup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i>s</mi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row>
            <mrow>
              <mi>c</mi>
              <mo stretchy="false">−</mo>
              <mn>1</mn>
              <mo stretchy="false">+</mo>
              <mn>2</mn>
            </mrow>
            <mi>s</mi>
          </mrow>
        </msup>
      </mrow>
      <mrow>
        <mo fence="true" stretchy="false">(</mo>
        <mrow>
          <mrow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frac>
                <mrow>
                  <mi mathvariant="normal">α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 mathvariant="normal">α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frac>
              <mi mathvariant="normal">ζ</mi>
              <mrow>
                <mrow>
                  <mo fence="true" stretchy="false">(</mo>
                  <mrow>
                    <mi>s</mi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n>1</mn>
                        <mo stretchy="false">−</mo>
                        <mi>s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c(1-s)(%zeta( s )-sum from j = 1 to n {1 over j^{s}})

-

n^{c-1+2s}(-s)({{%alpha(s)}over{%alpha(1-s)}}%zeta( s )-sum from j = 1 to n {1 over j^{1-s}}) = 0</annotation>
  </semantics>
</math>
</file>

<file path=Object 22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c</mi>
      </msup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sup>
          <mi>n</mi>
          <mi>c</mi>
        </msup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row>
              <mrow>
                <mi>c</mi>
                <mo stretchy="false">−</mo>
                <mn>1</mn>
                <mo stretchy="false">+</mo>
                <mn>2</mn>
              </mrow>
              <mi>s</mi>
            </mrow>
          </msup>
          <mo stretchy="false">⋅</mo>
          <mi>s</mi>
          <mo stretchy="false">⋅</mo>
          <mfrac>
            <mrow>
              <mi mathvariant="normal">α</mi>
              <mrow>
                <mo fence="true" stretchy="false">(</mo>
                <mrow>
                  <mi>s</mi>
                </mrow>
                <mo fence="true" stretchy="false">)</mo>
              </mrow>
            </mrow>
            <mrow>
              <mi mathvariant="normal">α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frac>
        </mrow>
      </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sup>
              <mi>n</mi>
              <mrow>
                <mrow>
                  <mi>c</mi>
                  <mo stretchy="false">−</mo>
                  <mn>1</mn>
                  <mo stretchy="false">+</mo>
                  <mn>2</mn>
                </mrow>
                <mi>s</mi>
              </mrow>
            </msup>
            <mo stretchy="false">⋅</mo>
            <mi>s</mi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n>1</mn>
                    <mo stretchy="false">−</mo>
                    <mi>s</mi>
                  </mrow>
                </msup>
              </mfrac>
            </mrow>
          </mrow>
        </mrow>
        <mo stretchy="false">=</mo>
        <mn>0</mn>
      </mrow>
    </mrow>
    <annotation encoding="StarMath 5.0">lim from {n rightarrow infinity }{ }n^c(1-s) %zeta( s )- n^c(1-s) sum from j = 1 to n {1 over j^{s}}

+

n^{c-1+2s} cdot s cdot {{%alpha(s)}over{%alpha(1-s)}}%zeta( s )-n^{c-1+2s} cdot s cdot sum from j = 1 to n {1 over j^{1-s}} = 0</annotation>
  </semantics>
</math>
</file>

<file path=Object 23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i>c</mi>
      </msup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+</mo>
        <mrow>
          <msup>
            <mi>n</mi>
            <mrow>
              <mrow>
                <mi>c</mi>
                <mo stretchy="false">−</mo>
                <mn>1</mn>
                <mo stretchy="false">+</mo>
                <mn>2</mn>
              </mrow>
              <mi>s</mi>
            </mrow>
          </msup>
          <mo stretchy="false">⋅</mo>
          <mi>s</mi>
          <mo stretchy="false">⋅</mo>
          <mfrac>
            <mrow>
              <mi mathvariant="normal">α</mi>
              <mrow>
                <mo fence="true" stretchy="false">(</mo>
                <mrow>
                  <mi>s</mi>
                </mrow>
                <mo fence="true" stretchy="false">)</mo>
              </mrow>
            </mrow>
            <mrow>
              <mi mathvariant="normal">α</mi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</mrow>
          </mfrac>
        </mrow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sup>
          <mi>n</mi>
          <mi>c</mi>
        </msup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i>s</mi>
              </msup>
            </mfrac>
          </mrow>
          <mo stretchy="false">−</mo>
          <mrow>
            <msup>
              <mi>n</mi>
              <mrow>
                <mrow>
                  <mi>c</mi>
                  <mo stretchy="false">−</mo>
                  <mn>1</mn>
                  <mo stretchy="false">+</mo>
                  <mn>2</mn>
                </mrow>
                <mi>s</mi>
              </mrow>
            </msup>
            <mo stretchy="false">⋅</mo>
            <mi>s</mi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n>1</mn>
                    <mo stretchy="false">−</mo>
                    <mi>s</mi>
                  </mrow>
                </msup>
              </mfrac>
            </mrow>
          </mrow>
        </mrow>
        <mo stretchy="false">=</mo>
        <mn>0</mn>
      </mrow>
    </mrow>
    <annotation encoding="StarMath 5.0">lim from {n rightarrow infinity }{ }

n^c(1-s) %zeta( s )

+ n^{c-1+2s} cdot s cdot {{%alpha(s)}over{%alpha(1-s)}}%zeta( s )

- n^c(1-s) sum from j = 1 to n {1 over j^{s}}

-n^{c-1+2s} cdot s cdot sum from j = 1 to n {1 over j^{1-s}} 

= 0</annotation>
  </semantics>
</math>
</file>

<file path=Object 24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sup>
              <mi>n</mi>
              <mi>c</mi>
            </msup>
            <mrow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o stretchy="false">+</mo>
              <mrow>
                <msup>
                  <mi>n</mi>
                  <mrow>
                    <mrow>
                      <mi>c</mi>
                      <mo stretchy="false">−</mo>
                      <mn>1</mn>
                      <mo stretchy="false">+</mo>
                      <mn>2</mn>
                    </mrow>
                    <mi>s</mi>
                  </mrow>
                </msup>
                <mo stretchy="false">⋅</mo>
                <mi>s</mi>
                <mo stretchy="false">⋅</mo>
                <mfrac>
                  <mrow>
                    <mi mathvariant="normal">α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normal">α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frac>
              </mrow>
            </mrow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−</mo>
        <msup>
          <mi>n</mi>
          <mi>c</mi>
        </msup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i>s</mi>
              </msup>
            </mfrac>
          </mrow>
          <mo stretchy="false">−</mo>
          <mrow>
            <msup>
              <mi>n</mi>
              <mrow>
                <mrow>
                  <mi>c</mi>
                  <mo stretchy="false">−</mo>
                  <mn>1</mn>
                  <mo stretchy="false">+</mo>
                  <mn>2</mn>
                </mrow>
                <mi>s</mi>
              </mrow>
            </msup>
            <mo stretchy="false">⋅</mo>
            <mi>s</mi>
            <mo stretchy="false">⋅</mo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row>
                    <mn>1</mn>
                    <mo stretchy="false">−</mo>
                    <mi>s</mi>
                  </mrow>
                </msup>
              </mfrac>
            </mrow>
          </mrow>
        </mrow>
        <mo stretchy="false">=</mo>
        <mn>0</mn>
      </mrow>
    </mrow>
    <annotation encoding="StarMath 5.0">lim from {n rightarrow infinity }{ }

(n^c(1-s)

+ n^{c-1+2s} cdot s cdot {{%alpha(s)}over{%alpha(1-s)}})%zeta( s )

- n^c(1-s) sum from j = 1 to n {1 over j^{s}}

-n^{c-1+2s} cdot s cdot sum from j = 1 to n {1 over j^{1-s}} 

= 0</annotation>
  </semantics>
</math>
</file>

<file path=Object 2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sup>
              <mi>n</mi>
              <mi>c</mi>
            </msup>
            <mrow>
              <mrow>
                <mo fence="true" stretchy="false">(</mo>
                <mrow>
                  <mrow>
                    <mn>1</mn>
                    <mo stretchy="false">−</mo>
                    <mi>s</mi>
                  </mrow>
                </mrow>
                <mo fence="true" stretchy="false">)</mo>
              </mrow>
              <mo stretchy="false">+</mo>
              <mrow>
                <msup>
                  <mi>n</mi>
                  <mrow>
                    <mrow>
                      <mi>c</mi>
                      <mo stretchy="false">−</mo>
                      <mn>1</mn>
                      <mo stretchy="false">+</mo>
                      <mn>2</mn>
                    </mrow>
                    <mi>s</mi>
                  </mrow>
                </msup>
                <mo stretchy="false">⋅</mo>
                <mi>s</mi>
                <mo stretchy="false">⋅</mo>
                <mfrac>
                  <mrow>
                    <mi mathvariant="normal">α</mi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  <mrow>
                    <mi mathvariant="normal">α</mi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</mrow>
                      </mrow>
                      <mo fence="true" stretchy="false">)</mo>
                    </mrow>
                  </mrow>
                </mfrac>
              </mrow>
            </mrow>
          </mrow>
        </mrow>
        <mo fence="true" stretchy="false">)</mo>
      </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sup>
          <mi>n</mi>
          <mi>c</mi>
        </msup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underover>
            <mo stretchy="false">∑</mo>
            <mrow>
              <mi>j</mi>
              <mo stretchy="false">=</mo>
              <mn>1</mn>
            </mrow>
            <mi>n</mi>
          </munderover>
          <mfrac>
            <mn>1</mn>
            <msup>
              <mi>j</mi>
              <mi>s</mi>
            </msup>
          </mfrac>
        </mrow>
        <mo stretchy="false">+</mo>
        <mrow>
          <msup>
            <mi>n</mi>
            <mrow>
              <mrow>
                <mi>c</mi>
                <mo stretchy="false">−</mo>
                <mn>1</mn>
                <mo stretchy="false">+</mo>
                <mn>2</mn>
              </mrow>
              <mi>s</mi>
            </mrow>
          </msup>
          <mo stretchy="false">⋅</mo>
          <mi>s</mi>
          <mo stretchy="false">⋅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frac>
              <mn>1</mn>
              <msup>
                <mi>j</mi>
                <mrow>
                  <mn>1</mn>
                  <mo stretchy="false">−</mo>
                  <mi>s</mi>
                </mrow>
              </msup>
            </mfrac>
          </mrow>
        </mrow>
      </mrow>
    </mrow>
    <annotation encoding="StarMath 5.0">lim from {n rightarrow infinity }{ }

(n^c(1-s)

+ n^{c-1+2s} cdot s cdot {{%alpha(s)}over{%alpha(1-s)}})%zeta( s )

= 

n^c(1-s) sum from j = 1 to n {1 over j^{s}}

+n^{c-1+2s} cdot s cdot sum from j = 1 to n {1 over j^{1-s}} 

</annotation>
  </semantics>
</math>
</file>

<file path=Object 26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frac>
        <mrow>
          <msup>
            <mi>n</mi>
            <mi>c</mi>
          </msup>
          <mrow>
            <mo fence="true" stretchy="false">(</mo>
            <mrow>
              <mrow>
                <mn>1</mn>
                <mo stretchy="false">−</mo>
                <mi>s</mi>
              </mrow>
            </mrow>
            <mo fence="true" stretchy="false">)</mo>
          </mrow>
          <mrow>
            <mrow>
              <munderover>
                <mo stretchy="false">∑</mo>
                <mrow>
                  <mi>j</mi>
                  <mo stretchy="false">=</mo>
                  <mn>1</mn>
                </mrow>
                <mi>n</mi>
              </munderover>
              <mfrac>
                <mn>1</mn>
                <msup>
                  <mi>j</mi>
                  <mi>s</mi>
                </msup>
              </mfrac>
            </mrow>
            <mo stretchy="false">+</mo>
            <mrow>
              <msup>
                <mi>n</mi>
                <mrow>
                  <mrow>
                    <mi>c</mi>
                    <mo stretchy="false">−</mo>
                    <mn>1</mn>
                    <mo stretchy="false">+</mo>
                    <mn>2</mn>
                  </mrow>
                  <mi>s</mi>
                </mrow>
              </msup>
              <mo stretchy="false">⋅</mo>
              <mi>s</mi>
              <mo stretchy="false">⋅</mo>
              <mrow>
                <munderover>
                  <mo stretchy="false">∑</mo>
                  <mrow>
                    <mi>j</mi>
                    <mo stretchy="false">=</mo>
                    <mn>1</mn>
                  </mrow>
                  <mi>n</mi>
                </munderover>
                <mfrac>
                  <mn>1</mn>
                  <msup>
                    <mi>j</mi>
                    <mrow>
                      <mn>1</mn>
                      <mo stretchy="false">−</mo>
                      <mi>s</mi>
                    </mrow>
                  </msup>
                </mfrac>
              </mrow>
            </mrow>
          </mrow>
        </mrow>
        <mrow>
          <msup>
            <mi>n</mi>
            <mi>c</mi>
          </msup>
          <mrow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  <mo stretchy="false">+</mo>
            <mrow>
              <msup>
                <mi>n</mi>
                <mrow>
                  <mrow>
                    <mi>c</mi>
                    <mo stretchy="false">−</mo>
                    <mn>1</mn>
                    <mo stretchy="false">+</mo>
                    <mn>2</mn>
                  </mrow>
                  <mi>s</mi>
                </mrow>
              </msup>
              <mo stretchy="false">⋅</mo>
              <mi>s</mi>
              <mo stretchy="false">⋅</mo>
              <mfrac>
                <mrow>
                  <mi mathvariant="normal">α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</mrow>
                <mrow>
                  <mi mathvariant="normal">α</mi>
                  <mrow>
                    <mo fence="true" stretchy="false">(</mo>
                    <mrow>
                      <mrow>
                        <mn>1</mn>
                        <mo stretchy="false">−</mo>
                        <mi>s</mi>
                      </mrow>
                    </mrow>
                    <mo fence="true" stretchy="false">)</mo>
                  </mrow>
                </mrow>
              </mfrac>
            </mrow>
          </mrow>
        </mrow>
      </mfrac>
    </mrow>
    <annotation encoding="StarMath 5.0">%zeta( s )
= 
lim from {n rightarrow infinity }{ }

{n^c(1-s) sum from j = 1 to n {1 over j^{s}}

+n^{c-1+2s} cdot s cdot sum from j = 1 to n {1 over j^{1-s}} 
}

over{ 
n^c(1-s) + n^{c-1+2s} cdot s cdot {{%alpha(s)}over{%alpha(1-s)}}
}
</annotation>
  </semantics>
</math>
</file>

<file path=Object 3/content.xml><?xml version="1.0" encoding="utf-8"?>
<math xmlns="http://www.w3.org/1998/Math/MathML" display="block">
  <semantics>
    <mrow>
      <mi mathvariant="normal">ζ</mi>
      <mrow>
        <mrow>
          <mo fence="true" stretchy="false">(</mo>
          <mrow>
            <mi>s</mi>
          </mrow>
          <mo fence="true" stretchy="false">)</mo>
        </mrow>
        <mo stretchy="false">=</mo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row>
                <mo stretchy="false">−</mo>
                <mi>s</mi>
              </mrow>
            </msup>
          </mrow>
          <mo stretchy="false">+</mo>
          <mrow>
            <mrow>
              <mfrac>
                <msup>
                  <mi>n</mi>
                  <mrow>
                    <mn>1</mn>
                    <mo stretchy="false">−</mo>
                    <mi>s</mi>
                  </mrow>
                </msup>
                <mrow>
                  <mi>s</mi>
                  <mo stretchy="false">−</mo>
                  <mn>1</mn>
                </mrow>
              </mfrac>
              <mo stretchy="false">−</mo>
              <mi>s</mi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n>1</mn>
                  </mrow>
                </msup>
              </mfrac>
            </mrow>
            <mi mathvariant="italic">dt</mi>
          </mrow>
        </mrow>
      </mrow>
    </mrow>
    <annotation encoding="StarMath 5.0">%zeta( s ) = sum from j = 1 to n j^-s + { {n^{1-s}}over{s-1}- s int from n^"+" to infinity {{"{"t"}"} over {t^{s+1}}}  dt }</annotation>
  </semantics>
</math>
</file>

<file path=Object 4/content.xml><?xml version="1.0" encoding="utf-8"?>
<math xmlns="http://www.w3.org/1998/Math/MathML" display="block">
  <semantics>
    <mrow>
      <mi mathvariant="normal">ζ</mi>
      <mrow>
        <mrow>
          <mrow>
            <mo fence="true" stretchy="false">(</mo>
            <mrow>
              <mi>s</mi>
            </mrow>
            <mo fence="true" stretchy="false">)</mo>
          </mrow>
          <mo stretchy="false">−</mo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p>
              <mi>j</mi>
              <mrow>
                <mo stretchy="false">−</mo>
                <mi>s</mi>
              </mrow>
            </msup>
          </mrow>
        </mrow>
        <mo stretchy="false">=</mo>
        <mrow>
          <mrow>
            <mfrac>
              <msup>
                <mi>n</mi>
                <mrow>
                  <mn>1</mn>
                  <mo stretchy="false">−</mo>
                  <mi>s</mi>
                </mrow>
              </msup>
              <mrow>
                <mi>s</mi>
                <mo stretchy="false">−</mo>
                <mn>1</mn>
              </mrow>
            </mfrac>
            <mo stretchy="false">−</mo>
            <mi>s</mi>
          </mrow>
          <mrow>
            <munderover>
              <mo stretchy="false">∫</mo>
              <msup>
                <mi>n</mi>
                <mtext>+</mtext>
              </msup>
              <mi mathvariant="normal">∞</mi>
            </munderover>
            <mfrac>
              <mrow>
                <mtext>{</mtext>
                <mi>t</mi>
                <mtext>}</mtext>
              </mrow>
              <msup>
                <mi>t</mi>
                <mrow>
                  <mi>s</mi>
                  <mo stretchy="false">+</mo>
                  <mn>1</mn>
                </mrow>
              </msup>
            </mfrac>
          </mrow>
          <mi mathvariant="italic">dt</mi>
        </mrow>
      </mrow>
    </mrow>
    <annotation encoding="StarMath 5.0">%zeta( s ) - sum from j = 1 to n j^-s = { {n^{1-s}}over{s-1}- s int from n^"+" to infinity {{"{"t"}"} over {t^{s+1}}}  dt }</annotation>
  </semantics>
</math>
</file>

<file path=Object 5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o fence="true" stretchy="false">(</mo>
        <mrow>
          <mrow>
            <mn>1</mn>
            <mo stretchy="false">−</mo>
            <mi>s</mi>
          </mrow>
        </mrow>
        <mo fence="true" stretchy="false">)</mo>
      </mrow>
      <mrow>
        <mrow>
          <mo fence="true" stretchy="false">(</mo>
          <mrow>
            <mrow>
              <mrow>
                <mfrac>
                  <msup>
                    <mi>n</mi>
                    <mrow>
                      <mn>1</mn>
                      <mo stretchy="false">−</mo>
                      <mi>s</mi>
                    </mrow>
                  </msup>
                  <mrow>
                    <mi>s</mi>
                    <mo stretchy="false">−</mo>
                    <mn>1</mn>
                  </mrow>
                </mfrac>
                <mo stretchy="false">−</mo>
                <mi>s</mi>
              </mrow>
              <mrow>
                <munderover>
                  <mo stretchy="false">∫</mo>
                  <msup>
                    <mi>n</mi>
                    <mtext>+</mtext>
                  </msup>
                  <mi mathvariant="normal">∞</mi>
                </munderover>
                <mfrac>
                  <mrow>
                    <mtext>{</mtext>
                    <mi>t</mi>
                    <mtext>}</mtext>
                  </mrow>
                  <msup>
                    <mi>t</mi>
                    <mrow>
                      <mi>s</mi>
                      <mo stretchy="false">+</mo>
                      <mn>1</mn>
                    </mrow>
                  </msup>
                </mfrac>
              </mrow>
              <mi mathvariant="italic">dt</mi>
            </mrow>
          </mrow>
          <mo fence="true" stretchy="false">)</mo>
        </mrow>
        <mo stretchy="false">+</mo>
        <mrow>
          <mo fence="true" stretchy="false">(</mo>
          <mrow>
            <mrow>
              <mi>s</mi>
              <mo stretchy="false">−</mo>
              <mn>1</mn>
              <mo stretchy="false">+</mo>
              <mi>x</mi>
            </mrow>
          </mrow>
          <mo fence="true" stretchy="false">)</mo>
        </mrow>
      </mrow>
      <mrow>
        <mo fence="true" stretchy="false">(</mo>
        <mrow>
          <msup>
            <mi>n</mi>
            <mi>x</mi>
          </msup>
        </mrow>
        <mo fence="true" stretchy="false">)</mo>
      </mrow>
      <mrow>
        <mrow>
          <mo fence="true" stretchy="false">(</mo>
          <mrow>
            <mrow>
              <mrow>
                <mfrac>
                  <msup>
                    <mi>n</mi>
                    <mrow>
                      <mn>1</mn>
                      <mo stretchy="false">−</mo>
                      <mi>s</mi>
                      <mo stretchy="false">−</mo>
                      <mi>x</mi>
                    </mrow>
                  </msup>
                  <mrow>
                    <mi>s</mi>
                    <mo stretchy="false">+</mo>
                    <mi>x</mi>
                    <mo stretchy="false">−</mo>
                    <mn>1</mn>
                  </mrow>
                </mfrac>
                <mo stretchy="false">−</mo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</mrow>
              <mrow>
                <munderover>
                  <mo stretchy="false">∫</mo>
                  <msup>
                    <mi>n</mi>
                    <mtext>+</mtext>
                  </msup>
                  <mi mathvariant="normal">∞</mi>
                </munderover>
                <mfrac>
                  <mrow>
                    <mtext>{</mtext>
                    <mi>t</mi>
                    <mtext>}</mtext>
                  </mrow>
                  <msup>
                    <mi>t</mi>
                    <mrow>
                      <mi>s</mi>
                      <mo stretchy="false">+</mo>
                      <mi>x</mi>
                      <mo stretchy="false">+</mo>
                      <mn>1</mn>
                    </mrow>
                  </msup>
                </mfrac>
              </mrow>
              <mi mathvariant="italic">dt</mi>
            </mrow>
          </mrow>
          <mo fence="true" stretchy="false">)</mo>
        </mrow>
        <mo stretchy="false">=</mo>
        <mn>0</mn>
      </mrow>
    </mrow>
    <annotation encoding="StarMath 5.0">lim from {n rightarrow infinity }{ }(1-s)({ {n^{1-s}}over{s-1}- s int from n^"+" to infinity {{"{"t"}"} over {t^{s+1}}}  dt })+(s-1+x)( n^x)({ {n^{1-s-x}}over{s+x-1}- (s+x) int from n^"+" to infinity {{"{"t"}"} over {t^{s+x+1}}}  dt }) = 0</annotation>
  </semantics>
</math>
</file>

<file path=Object 6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row>
                <mo stretchy="false">−</mo>
                <msup>
                  <mi>n</mi>
                  <mrow>
                    <mn>1</mn>
                    <mo stretchy="false">−</mo>
                    <mi>s</mi>
                  </mrow>
                </msup>
              </mrow>
              <mo stretchy="false">−</mo>
              <mi>s</mi>
            </mrow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n>1</mn>
                  </mrow>
                </msup>
              </mfrac>
            </mrow>
            <mi mathvariant="italic">dt</mi>
          </mrow>
          <mo stretchy="false">+</mo>
          <mrow>
            <mrow>
              <msup>
                <mi>n</mi>
                <mrow>
                  <mn>1</mn>
                  <mo stretchy="false">−</mo>
                  <mi>s</mi>
                </mrow>
              </msup>
              <mo stretchy="false">−</mo>
              <mrow>
                <mo fence="true" stretchy="false">(</mo>
                <mrow>
                  <mrow>
                    <mi>s</mi>
                    <mo stretchy="false">−</mo>
                    <mn>1</mn>
                    <mo stretchy="false">+</mo>
                    <mi>x</mi>
                  </mrow>
                </mrow>
                <mo fence="true" stretchy="false">)</mo>
              </mrow>
            </mrow>
            <msup>
              <mi>n</mi>
              <mi>x</mi>
            </msup>
            <mrow>
              <mo fence="true" stretchy="false">(</mo>
              <mrow>
                <mrow>
                  <mi>s</mi>
                  <mo stretchy="false">+</mo>
                  <mi>x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i>x</mi>
                    <mo stretchy="false">+</mo>
                    <mn>1</mn>
                  </mrow>
                </msup>
              </mfrac>
            </mrow>
            <mi mathvariant="italic">dt</mi>
          </mrow>
        </mrow>
        <mo stretchy="false">=</mo>
        <mn>0</mn>
      </mrow>
    </mrow>
    <annotation encoding="StarMath 5.0">lim from {n rightarrow infinity }{ }{ {-n^{1-s}}- s(1-s) int from n^"+" to infinity {{"{"t"}"} over {t^{s+1}}}  dt }

+

{ {n^{1-s}}- (s-1+x)n^x(s+x) int from n^"+" to infinity {{"{"t"}"} over {t^{s+x+1}}}  dt } = 0</annotation>
  </semantics>
</math>
</file>

<file path=Object 7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o stretchy="false">−</mo>
              <mi>s</mi>
            </mrow>
            <mrow>
              <mo fence="true" stretchy="false">(</mo>
              <mrow>
                <mrow>
                  <mn>1</mn>
                  <mo stretchy="false">−</mo>
                  <mi>s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n>1</mn>
                  </mrow>
                </msup>
              </mfrac>
            </mrow>
            <mi mathvariant="italic">dt</mi>
          </mrow>
          <mo stretchy="false">+</mo>
          <mrow>
            <mrow>
              <mo stretchy="false">−</mo>
              <mrow>
                <mo fence="true" stretchy="false">(</mo>
                <mrow>
                  <mrow>
                    <mi>s</mi>
                    <mo stretchy="false">−</mo>
                    <mn>1</mn>
                    <mo stretchy="false">+</mo>
                    <mi>x</mi>
                  </mrow>
                </mrow>
                <mo fence="true" stretchy="false">)</mo>
              </mrow>
            </mrow>
            <msup>
              <mi>n</mi>
              <mi>x</mi>
            </msup>
            <mrow>
              <mo fence="true" stretchy="false">(</mo>
              <mrow>
                <mrow>
                  <mi>s</mi>
                  <mo stretchy="false">+</mo>
                  <mi>x</mi>
                </mrow>
              </mrow>
              <mo fence="true" stretchy="false">)</mo>
            </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row>
                  <mtext>{</mtext>
                  <mi>t</mi>
                  <mtext>}</mtext>
                </mrow>
                <msup>
                  <mi>t</mi>
                  <mrow>
                    <mi>s</mi>
                    <mo stretchy="false">+</mo>
                    <mi>x</mi>
                    <mo stretchy="false">+</mo>
                    <mn>1</mn>
                  </mrow>
                </msup>
              </mfrac>
            </mrow>
            <mi mathvariant="italic">dt</mi>
          </mrow>
        </mrow>
        <mo stretchy="false">=</mo>
        <mn>0</mn>
      </mrow>
    </mrow>
    <annotation encoding="StarMath 5.0">lim from {n rightarrow infinity }{ }{ - s(1-s) int from n^"+" to infinity {{"{"t"}"} over {t^{s+1}}}  dt }

+

{ - (s-1+x)n^x(s+x) int from n^"+" to infinity {{"{"t"}"} over {t^{s+x+1}}}  dt } = 0</annotation>
  </semantics>
</math>
</file>

<file path=Object 8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row>
        <mrow>
          <mrow>
            <mrow>
              <munderover>
                <mo stretchy="false">∫</mo>
                <msup>
                  <mi>n</mi>
                  <mtext>+</mtext>
                </msup>
                <mi mathvariant="normal">∞</mi>
              </munderover>
              <mfrac>
                <msup>
                  <mi>n</mi>
                  <mi>c</mi>
                </msup>
                <msup>
                  <mi>t</mi>
                  <mrow>
                    <mi>s</mi>
                    <mo stretchy="false">+</mo>
                    <mn>1</mn>
                  </mrow>
                </msup>
              </mfrac>
            </mrow>
            <mo stretchy="false">⋅</mo>
            <mrow>
              <mo fence="true" stretchy="false">(</mo>
              <mrow>
                <mrow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t</mi>
                          </mfrac>
                        </mrow>
                        <mo fence="true" stretchy="false">)</mo>
                      </mrow>
                      <mi>y</mi>
                    </msup>
                    <mrow>
                      <mo fence="true" stretchy="false">(</mo>
                      <mrow>
                        <mrow>
                          <mn>1</mn>
                          <mo stretchy="false">−</mo>
                          <mi>s</mi>
                          <mo stretchy="false">−</mo>
                          <mi>y</mi>
                        </mrow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i>s</mi>
                          <mo stretchy="false">+</mo>
                          <mi>y</mi>
                        </mrow>
                      </mrow>
                      <mo fence="true" stretchy="false">)</mo>
                    </mrow>
                  </mrow>
                  <mo stretchy="false">−</mo>
                  <mrow>
                    <msup>
                      <mrow>
                        <mo fence="true" stretchy="false">(</mo>
                        <mrow>
                          <mfrac>
                            <mi>n</mi>
                            <mi>t</mi>
                          </mfrac>
                        </mrow>
                        <mo fence="true" stretchy="false">)</mo>
                      </mrow>
                      <mi>x</mi>
                    </msup>
                    <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s</mi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i>s</mi>
                            <mo stretchy="false">+</mo>
                            <mi>x</mi>
                          </mrow>
                        </mrow>
                        <mo fence="true" stretchy="false">)</mo>
                      </mrow>
                    </mrow>
                  </mrow>
                </mrow>
              </mrow>
              <mo fence="true" stretchy="false">)</mo>
            </mrow>
          </mrow>
          <mi mathvariant="italic">dt</mi>
        </mrow>
        <mo stretchy="false">=</mo>
        <mrow>
          <munder>
            <mi>lim</mi>
            <mrow>
              <mi>n</mi>
              <mo stretchy="false">→</mo>
              <mi mathvariant="normal">∞</mi>
            </mrow>
          </munder>
          <mrow/>
        </mrow>
      </mrow>
      <mrow>
        <mrow>
          <msup>
            <mi>n</mi>
            <mrow>
              <mi>c</mi>
              <mo stretchy="false">−</mo>
              <mi>s</mi>
            </mrow>
          </msup>
          <mo stretchy="false">⋅</mo>
          <mrow>
            <mo fence="true" stretchy="false">(</mo>
            <mrow>
              <mrow>
                <mi>x</mi>
                <mo stretchy="false">−</mo>
                <mi>y</mi>
              </mrow>
            </mrow>
            <mo fence="true" stretchy="false">)</mo>
          </mrow>
        </mrow>
        <mo stretchy="false">=</mo>
        <mn>0</mn>
      </mrow>
    </mrow>
    <annotation encoding="StarMath 5.0">lim from {n rightarrow infinity}{}{ int from n^"+" to infinity {n^c over {t^{s+1}}} cdot ({{(n over t)^{y}(1-s-y)(s+y)} }-{(n over t)^{x}{(1-s-x)(s+x)}})  dt }

=

lim from {n rightarrow infinity}{} n^{ c-s }cdot(x-y)

= 0
</annotation>
  </semantics>
</math>
</file>

<file path=Object 9/content.xml><?xml version="1.0" encoding="utf-8"?>
<math xmlns="http://www.w3.org/1998/Math/MathML" display="block">
  <semantics>
    <mrow>
      <mrow>
        <munder>
          <mi>lim</mi>
          <mrow>
            <mi>n</mi>
            <mo stretchy="false">→</mo>
            <mi mathvariant="normal">∞</mi>
          </mrow>
        </munder>
        <mrow/>
      </mrow>
      <msup>
        <mi>n</mi>
        <mrow>
          <mi>c</mi>
          <mo stretchy="false">+</mo>
          <mi>y</mi>
        </mrow>
      </msup>
      <mrow>
        <mo fence="true" stretchy="false">(</mo>
        <mrow>
          <mrow>
            <mn>1</mn>
            <mo stretchy="false">−</mo>
            <mi>s</mi>
            <mo stretchy="false">−</mo>
            <mi>y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y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y</mi>
                      </mrow>
                    </msup>
                  </mfrac>
                </mrow>
              </mrow>
            </mrow>
          </mrow>
          <mo fence="true" stretchy="false">)</mo>
        </mrow>
        <mo stretchy="false">−</mo>
        <msup>
          <mi>n</mi>
          <mrow>
            <mi>c</mi>
            <mo stretchy="false">+</mo>
            <mi>x</mi>
          </mrow>
        </msup>
      </mrow>
      <mrow>
        <mo fence="true" stretchy="false">(</mo>
        <mrow>
          <mrow>
            <mn>1</mn>
            <mo stretchy="false">−</mo>
            <mi>s</mi>
            <mo stretchy="false">−</mo>
            <mi>x</mi>
          </mrow>
        </mrow>
        <mo fence="true" stretchy="false">)</mo>
      </mrow>
      <mrow>
        <mrow>
          <mo fence="true" stretchy="false">(</mo>
          <mrow>
            <mrow>
              <mi mathvariant="normal">ζ</mi>
              <mrow>
                <mrow>
                  <mo fence="true" stretchy="false">(</mo>
                  <mrow>
                    <mrow>
                      <mi>s</mi>
                      <mo stretchy="false">+</mo>
                      <mi>x</mi>
                    </mrow>
                  </mrow>
                  <mo fence="true" stretchy="false">)</mo>
                </mrow>
                <mo stretchy="false">−</mo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frac>
                    <mn>1</mn>
                    <msup>
                      <mi>j</mi>
                      <mrow>
                        <mi>s</mi>
                        <mo stretchy="false">+</mo>
                        <mi>x</mi>
                      </mrow>
                    </msup>
                  </mfrac>
                </mrow>
              </mrow>
            </mrow>
          </mrow>
          <mo fence="true" stretchy="false">)</mo>
        </mrow>
        <mo stretchy="false">=</mo>
        <mn>0</mn>
      </mrow>
    </mrow>
    <annotation encoding="StarMath 5.0">lim from {n rightarrow infinity }{ }n^{c+y}(1-s-y)(%zeta( s+y )-sum from j = 1 to n {1 over j^{s+y}})

-

n^{c+x}(1-s-x)(%zeta( s+x )-sum from j = 1 to n {1 over j^{s+x}}) = 0</annotation>
  </semantics>
</math>
</file>